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solid" draw:fill-color="#4672c4" draw:shadow="hidden"/>
    </style:style>
    <style:style style:name="gr4" style:family="graphic" style:parent-style-name="standard">
      <style:graphic-properties draw:stroke="none" draw:fill="none" draw:textarea-vertical-align="middle" fo:min-height="0.677cm" fo:min-width="2.54cm" fo:padding-top="0.3cm" fo:padding-bottom="0.3cm" fo:padding-left="0.141cm" fo:padding-right="0.141cm"/>
      <style:paragraph-properties style:writing-mode="lr-tb"/>
    </style:style>
    <style:style style:name="gr5" style:family="graphic" style:parent-style-name="standard">
      <style:graphic-properties draw:stroke="solid" svg:stroke-width="0.026cm" svg:stroke-color="#000000" draw:marker-end="Marker_5f_0" draw:marker-end-width="0.385cm" svg:stroke-opacity="100%" draw:stroke-linejoin="round" svg:stroke-linecap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middle" fo:min-height="1.016cm" fo:min-width="2.54cm" fo:padding-top="0.3cm" fo:padding-bottom="0.3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marker-start="Marker_5f_1" draw:marker-start-width="0.321cm" svg:stroke-opacity="100%" draw:stroke-linejoin="round" svg:stroke-linecap="round" draw:fill="none" fo:padding-top="0.138cm" fo:padding-bottom="0.138cm" fo:padding-left="0.263cm" fo:padding-right="0.263cm"/>
    </style:style>
    <style:style style:name="gr8" style:family="graphic" style:parent-style-name="standard">
      <style:graphic-properties draw:stroke="none" draw:fill="solid" draw:fill-color="#ffffff" draw:shadow="hidden"/>
    </style:style>
    <style:style style:name="gr9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/>
    </style:style>
    <style:style style:name="gr10" style:family="graphic" style:parent-style-name="standard">
      <style:graphic-properties draw:stroke="none" draw:fill="solid" draw:fill-color="#ffffff" draw:opacity="0%" draw:shadow="hidden"/>
    </style:style>
    <style:style style:name="gr11" style:family="graphic" style:parent-style-name="standard">
      <style:graphic-properties draw:stroke="none" draw:fill="none" draw:textarea-vertical-align="middle" fo:min-height="0.423cm" fo:min-width="2.54cm" fo:padding-top="0cm" fo:padding-bottom="0cm" fo:padding-left="0.3cm" fo:padding-right="0cm"/>
      <style:paragraph-properties style:writing-mode="lr-tb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4672c4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ffffff" draw:opacity="0%"/>
    </style:style>
    <style:style style:name="T1" style:family="text">
      <style:text-properties fo:color="#000000" loext:opacity="100%" style:font-name="Calibri1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T2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3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Zeichenblatt-1" draw:style-name="dp1" draw:master-page-name="PM0">
        <draw:g>
          <draw:polygon draw:style-name="gr1" draw:text-style-name="P1" draw:layer="layout" svg:width="6.5cm" svg:height="0.935cm" svg:x="11.75cm" svg:y="2.277cm" svg:viewBox="0 0 6501 936" draw:points="0,936 6501,936 6501,0 0,0">
            <text:p/>
          </draw:polygon>
          <draw:polygon draw:style-name="gr2" draw:text-style-name="P2" draw:layer="layout" svg:width="6.5cm" svg:height="0.935cm" svg:x="11.75cm" svg:y="2.277cm" svg:viewBox="0 0 6501 936" draw:points="0,936 6501,936 6501,0 0,0">
            <text:p/>
          </draw:polygon>
        </draw:g>
        <draw:g>
          <draw:polygon draw:style-name="gr3" draw:text-style-name="P3" draw:layer="layout" svg:width="6.5cm" svg:height="1.277cm" svg:x="11.75cm" svg:y="1cm" svg:viewBox="0 0 6501 1278" draw:points="0,1278 6501,1278 6501,0 0,0">
            <text:p/>
          </draw:polygon>
          <draw:polygon draw:style-name="gr2" draw:text-style-name="P2" draw:layer="layout" svg:width="6.5cm" svg:height="1.277cm" svg:x="11.75cm" svg:y="1cm" svg:viewBox="0 0 6501 1278" draw:points="0,1278 6501,1278 6501,0 0,0">
            <text:p/>
          </draw:polygon>
        </draw:g>
        <draw:frame draw:style-name="gr4" draw:text-style-name="P2" draw:layer="layout" svg:width="6.5cm" svg:height="1.383cm" svg:x="11.75cm" svg:y="0.947cm">
          <draw:text-box>
            <text:p text:style-name="P4"><text:span text:style-name="T1">User</text:span></text:p>
          </draw:text-box>
        </draw:frame>
        <draw:g>
          <draw:polygon draw:style-name="gr1" draw:text-style-name="P1" draw:layer="layout" svg:width="6.5cm" svg:height="1.57cm" svg:x="15.25cm" svg:y="7.52cm" svg:viewBox="0 0 6501 1571" draw:points="0,1571 6501,1571 6501,0 0,0">
            <text:p/>
          </draw:polygon>
          <draw:polygon draw:style-name="gr2" draw:text-style-name="P2" draw:layer="layout" svg:width="6.5cm" svg:height="1.57cm" svg:x="15.25cm" svg:y="7.52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277cm" svg:x="15.25cm" svg:y="6.243cm" svg:viewBox="0 0 6501 1278" draw:points="0,1278 6501,1278 6501,0 0,0">
            <text:p/>
          </draw:polygon>
          <draw:polygon draw:style-name="gr2" draw:text-style-name="P2" draw:layer="layout" svg:width="6.5cm" svg:height="1.277cm" svg:x="15.25cm" svg:y="6.243cm" svg:viewBox="0 0 6501 1278" draw:points="0,1278 6501,1278 6501,0 0,0">
            <text:p/>
          </draw:polygon>
        </draw:g>
        <draw:frame draw:style-name="gr4" draw:text-style-name="P2" draw:layer="layout" svg:width="6.5cm" svg:height="1.383cm" svg:x="15.25cm" svg:y="6.19cm">
          <draw:text-box>
            <text:p text:style-name="P4"><text:span text:style-name="T1">Teacher</text:span></text:p>
          </draw:text-box>
        </draw:frame>
        <draw:g>
          <draw:polygon draw:style-name="gr1" draw:text-style-name="P1" draw:layer="layout" svg:width="6.5cm" svg:height="1.57cm" svg:x="8.25cm" svg:y="7.52cm" svg:viewBox="0 0 6501 1571" draw:points="0,1571 6501,1571 6501,0 0,0">
            <text:p/>
          </draw:polygon>
          <draw:polygon draw:style-name="gr2" draw:text-style-name="P2" draw:layer="layout" svg:width="6.5cm" svg:height="1.57cm" svg:x="8.25cm" svg:y="7.52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277cm" svg:x="8.25cm" svg:y="6.243cm" svg:viewBox="0 0 6501 1278" draw:points="0,1278 6501,1278 6501,0 0,0">
            <text:p/>
          </draw:polygon>
          <draw:polygon draw:style-name="gr2" draw:text-style-name="P2" draw:layer="layout" svg:width="6.5cm" svg:height="1.277cm" svg:x="8.25cm" svg:y="6.243cm" svg:viewBox="0 0 6501 1278" draw:points="0,1278 6501,1278 6501,0 0,0">
            <text:p/>
          </draw:polygon>
        </draw:g>
        <draw:frame draw:style-name="gr4" draw:text-style-name="P2" draw:layer="layout" svg:width="6.5cm" svg:height="1.383cm" svg:x="8.25cm" svg:y="6.19cm">
          <draw:text-box>
            <text:p text:style-name="P4"><text:span text:style-name="T1">Manager</text:span></text:p>
          </draw:text-box>
        </draw:frame>
        <draw:g>
          <draw:polygon draw:style-name="gr1" draw:text-style-name="P1" draw:layer="layout" svg:width="6.5cm" svg:height="1.57cm" svg:x="1.107cm" svg:y="7.52cm" svg:viewBox="0 0 6501 1571" draw:points="0,1571 6501,1571 6501,0 0,0">
            <text:p/>
          </draw:polygon>
          <draw:polygon draw:style-name="gr2" draw:text-style-name="P2" draw:layer="layout" svg:width="6.5cm" svg:height="1.57cm" svg:x="1.107cm" svg:y="7.52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277cm" svg:x="1.107cm" svg:y="6.243cm" svg:viewBox="0 0 6501 1278" draw:points="0,1278 6501,1278 6501,0 0,0">
            <text:p/>
          </draw:polygon>
          <draw:polygon draw:style-name="gr2" draw:text-style-name="P2" draw:layer="layout" svg:width="6.5cm" svg:height="1.277cm" svg:x="1.107cm" svg:y="6.243cm" svg:viewBox="0 0 6501 1278" draw:points="0,1278 6501,1278 6501,0 0,0">
            <text:p/>
          </draw:polygon>
        </draw:g>
        <draw:frame draw:style-name="gr4" draw:text-style-name="P2" draw:layer="layout" svg:width="6.5cm" svg:height="1.383cm" svg:x="1.107cm" svg:y="6.19cm">
          <draw:text-box>
            <text:p text:style-name="P4"><text:span text:style-name="T1">Student</text:span></text:p>
          </draw:text-box>
        </draw:frame>
        <draw:polyline draw:style-name="gr5" draw:text-style-name="P2" draw:layer="layout" svg:width="10.643cm" svg:height="3.031cm" svg:x="4.357cm" svg:y="3.212cm" svg:viewBox="0 0 10644 3032" draw:points="0,3032 0,2361 10644,2361 10644,0">
          <text:p/>
        </draw:polyline>
        <draw:polyline draw:style-name="gr5" draw:text-style-name="P2" draw:layer="layout" svg:width="3.5cm" svg:height="3.031cm" svg:x="11.5cm" svg:y="3.212cm" svg:viewBox="0 0 3501 3032" draw:points="0,3032 0,2361 3501,2361 3501,0">
          <text:p/>
        </draw:polyline>
        <draw:polyline draw:style-name="gr5" draw:text-style-name="P2" draw:layer="layout" svg:width="3.5cm" svg:height="3.031cm" svg:x="15cm" svg:y="3.212cm" svg:viewBox="0 0 3501 3032" draw:points="3501,3032 3501,2361 0,2361 0,0">
          <text:p/>
        </draw:polyline>
        <draw:g>
          <draw:polygon draw:style-name="gr1" draw:text-style-name="P1" draw:layer="layout" svg:width="6.5cm" svg:height="1.57cm" svg:x="20.75cm" svg:y="2.116cm" svg:viewBox="0 0 6501 1571" draw:points="0,1571 6501,1571 6501,0 0,0">
            <text:p/>
          </draw:polygon>
          <draw:polygon draw:style-name="gr2" draw:text-style-name="P2" draw:layer="layout" svg:width="6.5cm" svg:height="1.57cm" svg:x="20.75cm" svg:y="2.116cm" svg:viewBox="0 0 6501 1571" draw:points="0,1571 6501,1571 6501,0 0,0">
            <text:p/>
          </draw:polygon>
        </draw:g>
        <draw:g>
          <draw:polygon draw:style-name="gr3" draw:text-style-name="P3" draw:layer="layout" svg:width="6.5cm" svg:height="1.616cm" svg:x="20.75cm" svg:y="0.5cm" svg:viewBox="0 0 6501 1617" draw:points="0,1617 6501,1617 6501,0 0,0">
            <text:p/>
          </draw:polygon>
          <draw:polygon draw:style-name="gr2" draw:text-style-name="P2" draw:layer="layout" svg:width="6.5cm" svg:height="1.616cm" svg:x="20.75cm" svg:y="0.5cm" svg:viewBox="0 0 6501 1617" draw:points="0,1617 6501,1617 6501,0 0,0">
            <text:p/>
          </draw:polygon>
        </draw:g>
        <draw:frame draw:style-name="gr6" draw:text-style-name="P2" draw:layer="layout" svg:width="6.5cm" svg:height="1.791cm" svg:x="20.75cm" svg:y="0.413cm">
          <draw:text-box>
            <text:p text:style-name="P4"><text:span text:style-name="T2">UserType</text:span></text:p>
            <text:p text:style-name="P4"><text:span text:style-name="T2"/></text:p>
          </draw:text-box>
        </draw:frame>
        <draw:polyline draw:style-name="gr7" draw:text-style-name="P2" draw:layer="layout" svg:width="2.5cm" svg:height="0.013cm" svg:x="18.25cm" svg:y="2.093cm" svg:viewBox="0 0 2501 14" draw:points="0,14 447,14 447,0 2501,0">
          <text:p/>
        </draw:polyline>
        <draw:g>
          <draw:polygon draw:style-name="gr8" draw:text-style-name="P5" draw:layer="layout" svg:width="6.298cm" svg:height="0cm" svg:x="11.85cm" svg:y="2.427cm" svg:viewBox="0 0 6299 0" draw:points="0,0 6299,0">
            <text:p/>
          </draw:polygon>
          <draw:line draw:style-name="gr9" draw:text-style-name="P2" draw:layer="layout" svg:x1="11.85cm" svg:y1="2.427cm" svg:x2="18.149cm" svg:y2="2.427cm">
            <text:p/>
          </draw:line>
        </draw:g>
        <draw:g>
          <draw:polygon draw:style-name="gr10" draw:text-style-name="P6" draw:layer="layout" svg:width="6.3cm" svg:height="0.635cm" svg:x="11.85cm" svg:y="2.477cm" svg:viewBox="0 0 6301 636" draw:points="0,636 6301,636 6301,0 0,0">
            <text:p/>
          </draw:polygon>
          <draw:frame draw:style-name="gr11" draw:text-style-name="P2" draw:layer="layout" svg:width="6.3cm" svg:height="0.494cm" svg:x="11.85cm" svg:y="2.548cm">
            <draw:text-box>
              <text:p text:style-name="P4"><text:span text:style-name="T3">-mitgliedsName</text:span></text:p>
            </draw:text-box>
          </draw:frame>
        </draw:g>
        <draw:g>
          <draw:polygon draw:style-name="gr10" draw:text-style-name="P6" draw:layer="layout" svg:width="6.3cm" svg:height="0.635cm" svg:x="15.35cm" svg:y="7.621cm" svg:viewBox="0 0 6301 636" draw:points="0,636 6301,636 6301,0 0,0">
            <text:p/>
          </draw:polygon>
          <draw:frame draw:style-name="gr11" draw:text-style-name="P2" draw:layer="layout" svg:width="6.3cm" svg:height="0.494cm" svg:x="15.35cm" svg:y="7.691cm">
            <draw:text-box>
              <text:p text:style-name="P4"><text:span text:style-name="T3">-mitgliedsName</text:span></text:p>
            </draw:text-box>
          </draw:frame>
        </draw:g>
        <draw:g>
          <draw:polygon draw:style-name="gr8" draw:text-style-name="P5" draw:layer="layout" svg:width="6.298cm" svg:height="0cm" svg:x="15.35cm" svg:y="8.306cm" svg:viewBox="0 0 6299 0" draw:points="0,0 6299,0">
            <text:p/>
          </draw:polygon>
          <draw:line draw:style-name="gr9" draw:text-style-name="P2" draw:layer="layout" svg:x1="15.35cm" svg:y1="8.306cm" svg:x2="21.649cm" svg:y2="8.306cm">
            <text:p/>
          </draw:line>
        </draw:g>
        <draw:g>
          <draw:polygon draw:style-name="gr10" draw:text-style-name="P6" draw:layer="layout" svg:width="6.3cm" svg:height="0.635cm" svg:x="15.35cm" svg:y="8.355cm" svg:viewBox="0 0 6301 636" draw:points="0,636 6301,636 6301,0 0,0">
            <text:p/>
          </draw:polygon>
          <draw:frame draw:style-name="gr11" draw:text-style-name="P2" draw:layer="layout" svg:width="6.3cm" svg:height="0.494cm" svg:x="15.35cm" svg:y="8.426cm">
            <draw:text-box>
              <text:p text:style-name="P4"><text:span text:style-name="T3">-mitgliedsName</text:span></text:p>
            </draw:text-box>
          </draw:frame>
        </draw:g>
        <draw:g>
          <draw:polygon draw:style-name="gr10" draw:text-style-name="P6" draw:layer="layout" svg:width="6.3cm" svg:height="0.635cm" svg:x="8.35cm" svg:y="7.621cm" svg:viewBox="0 0 6301 636" draw:points="0,636 6301,636 6301,0 0,0">
            <text:p/>
          </draw:polygon>
          <draw:frame draw:style-name="gr11" draw:text-style-name="P2" draw:layer="layout" svg:width="6.3cm" svg:height="0.494cm" svg:x="8.35cm" svg:y="7.691cm">
            <draw:text-box>
              <text:p text:style-name="P4"><text:span text:style-name="T3">-mitgliedsName</text:span></text:p>
            </draw:text-box>
          </draw:frame>
        </draw:g>
        <draw:g>
          <draw:polygon draw:style-name="gr8" draw:text-style-name="P5" draw:layer="layout" svg:width="6.298cm" svg:height="0cm" svg:x="8.35cm" svg:y="8.306cm" svg:viewBox="0 0 6299 0" draw:points="0,0 6299,0">
            <text:p/>
          </draw:polygon>
          <draw:line draw:style-name="gr9" draw:text-style-name="P2" draw:layer="layout" svg:x1="8.35cm" svg:y1="8.306cm" svg:x2="14.649cm" svg:y2="8.306cm">
            <text:p/>
          </draw:line>
        </draw:g>
        <draw:g>
          <draw:polygon draw:style-name="gr10" draw:text-style-name="P6" draw:layer="layout" svg:width="6.3cm" svg:height="0.635cm" svg:x="8.35cm" svg:y="8.355cm" svg:viewBox="0 0 6301 636" draw:points="0,636 6301,636 6301,0 0,0">
            <text:p/>
          </draw:polygon>
          <draw:frame draw:style-name="gr11" draw:text-style-name="P2" draw:layer="layout" svg:width="6.3cm" svg:height="0.494cm" svg:x="8.35cm" svg:y="8.426cm">
            <draw:text-box>
              <text:p text:style-name="P4"><text:span text:style-name="T3">-mitgliedsName</text:span></text:p>
            </draw:text-box>
          </draw:frame>
        </draw:g>
        <draw:g>
          <draw:polygon draw:style-name="gr10" draw:text-style-name="P6" draw:layer="layout" svg:width="6.3cm" svg:height="0.635cm" svg:x="1.207cm" svg:y="7.621cm" svg:viewBox="0 0 6301 636" draw:points="0,636 6301,636 6301,0 0,0">
            <text:p/>
          </draw:polygon>
          <draw:frame draw:style-name="gr11" draw:text-style-name="P2" draw:layer="layout" svg:width="6.3cm" svg:height="0.494cm" svg:x="1.207cm" svg:y="7.691cm">
            <draw:text-box>
              <text:p text:style-name="P4"><text:span text:style-name="T3">-mitgliedsName</text:span></text:p>
            </draw:text-box>
          </draw:frame>
        </draw:g>
        <draw:g>
          <draw:polygon draw:style-name="gr8" draw:text-style-name="P5" draw:layer="layout" svg:width="6.299cm" svg:height="0cm" svg:x="1.207cm" svg:y="8.306cm" svg:viewBox="0 0 6300 0" draw:points="0,0 6300,0">
            <text:p/>
          </draw:polygon>
          <draw:line draw:style-name="gr9" draw:text-style-name="P2" draw:layer="layout" svg:x1="1.207cm" svg:y1="8.306cm" svg:x2="7.507cm" svg:y2="8.306cm">
            <text:p/>
          </draw:line>
        </draw:g>
        <draw:g>
          <draw:polygon draw:style-name="gr10" draw:text-style-name="P6" draw:layer="layout" svg:width="6.3cm" svg:height="0.635cm" svg:x="1.207cm" svg:y="8.355cm" svg:viewBox="0 0 6301 636" draw:points="0,636 6301,636 6301,0 0,0">
            <text:p/>
          </draw:polygon>
          <draw:frame draw:style-name="gr11" draw:text-style-name="P2" draw:layer="layout" svg:width="6.3cm" svg:height="0.494cm" svg:x="1.207cm" svg:y="8.426cm">
            <draw:text-box>
              <text:p text:style-name="P4"><text:span text:style-name="T3">-mitgliedsName</text:span></text:p>
            </draw:text-box>
          </draw:frame>
        </draw:g>
        <draw:g>
          <draw:polygon draw:style-name="gr10" draw:text-style-name="P6" draw:layer="layout" svg:width="6.3cm" svg:height="0.635cm" svg:x="20.85cm" svg:y="2.216cm" svg:viewBox="0 0 6301 636" draw:points="0,636 6301,636 6301,0 0,0">
            <text:p/>
          </draw:polygon>
          <draw:frame draw:style-name="gr11" draw:text-style-name="P2" draw:layer="layout" svg:width="6.3cm" svg:height="0.494cm" svg:x="20.85cm" svg:y="2.287cm">
            <draw:text-box>
              <text:p text:style-name="P4"><text:span text:style-name="T3">-mitgliedsName</text:span></text:p>
            </draw:text-box>
          </draw:frame>
        </draw:g>
        <draw:g>
          <draw:polygon draw:style-name="gr8" draw:text-style-name="P5" draw:layer="layout" svg:width="6.298cm" svg:height="0cm" svg:x="20.85cm" svg:y="2.901cm" svg:viewBox="0 0 6299 0" draw:points="0,0 6299,0">
            <text:p/>
          </draw:polygon>
          <draw:line draw:style-name="gr9" draw:text-style-name="P2" draw:layer="layout" svg:x1="20.85cm" svg:y1="2.901cm" svg:x2="27.149cm" svg:y2="2.901cm">
            <text:p/>
          </draw:line>
        </draw:g>
        <draw:g>
          <draw:polygon draw:style-name="gr10" draw:text-style-name="P6" draw:layer="layout" svg:width="6.3cm" svg:height="0.635cm" svg:x="20.85cm" svg:y="2.951cm" svg:viewBox="0 0 6301 636" draw:points="0,636 6301,636 6301,0 0,0">
            <text:p/>
          </draw:polygon>
          <draw:frame draw:style-name="gr11" draw:text-style-name="P2" draw:layer="layout" svg:width="6.3cm" svg:height="0.494cm" svg:x="20.85cm" svg:y="3.022cm">
            <draw:text-box>
              <text:p text:style-name="P4"><text:span text:style-name="T3">-mitgliedsNam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30" svg:d="M10 0l-10 30h20zM10 12l-5 15h10z"/>
    <draw:marker draw:name="Marker_5f_1" draw:display-name="Marker_1" svg:viewBox="0 0 20 30" svg:d="M10 0l-10 30h2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8T21:41:01Z</dc:date>
    <dc:language>de-DE</dc:language>
    <meta:creation-date>2020-11-30T09:05:33Z</meta:creation-date>
    <meta:initial-creator>Mahamat</meta:initial-creator>
    <meta:generator>LibreOffice/7.3.7.2$Linux_X86_64 LibreOffice_project/30$Build-2</meta:generator>
    <meta:document-statistic meta:object-count="81"/>
    <meta:template xlink:type="simple" xlink:actuate="onRequest" xlink:title="BASICD_M.vstx" xlink:href=""/>
  </office:meta>
</office:document-meta>
</file>